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1f175f" officeooo:paragraph-rsid="001f175f" style:font-size-asian="16pt" style:font-size-complex="16pt"/>
    </style:style>
    <style:style style:name="P2" style:family="paragraph" style:parent-style-name="Standard">
      <style:text-properties fo:font-size="14pt" officeooo:rsid="001f175f" officeooo:paragraph-rsid="001f175f" style:font-size-asian="12.25pt" style:font-size-complex="14pt"/>
    </style:style>
    <style:style style:name="P3" style:family="paragraph" style:parent-style-name="Standard">
      <style:text-properties fo:font-size="14pt" officeooo:rsid="001f175f" officeooo:paragraph-rsid="001f175f"/>
    </style:style>
    <style:style style:name="P4" style:family="paragraph" style:parent-style-name="Standard">
      <style:text-properties officeooo:paragraph-rsid="0020205e"/>
    </style:style>
    <style:style style:name="P5" style:family="paragraph" style:parent-style-name="Standard">
      <style:text-properties style:font-name="Liberation Serif" fo:font-size="14pt" officeooo:paragraph-rsid="002324c7" style:font-size-asian="14pt" style:font-size-complex="14pt"/>
    </style:style>
    <style:style style:name="P6" style:family="paragraph" style:parent-style-name="Standard">
      <style:text-properties officeooo:rsid="0020205e" officeooo:paragraph-rsid="0020205e"/>
    </style:style>
    <style:style style:name="P7" style:family="paragraph" style:parent-style-name="Standard">
      <style:text-properties officeooo:rsid="0020205e" officeooo:paragraph-rsid="00216b6c"/>
    </style:style>
    <style:style style:name="P8" style:family="paragraph" style:parent-style-name="Standard">
      <style:text-properties officeooo:rsid="0020205e" officeooo:paragraph-rsid="002324c7"/>
    </style:style>
    <style:style style:name="P9" style:family="paragraph" style:parent-style-name="Standard" style:list-style-name="L1">
      <style:text-properties officeooo:rsid="002324c7" officeooo:paragraph-rsid="002324c7"/>
    </style:style>
    <style:style style:name="P10" style:family="paragraph" style:parent-style-name="Standard">
      <style:text-properties officeooo:rsid="002324c7" officeooo:paragraph-rsid="002324c7"/>
    </style:style>
    <style:style style:name="P11" style:family="paragraph" style:parent-style-name="Standard">
      <style:text-properties officeooo:rsid="002340b1" officeooo:paragraph-rsid="002340b1"/>
    </style:style>
    <style:style style:name="P12" style:family="paragraph" style:parent-style-name="Standard">
      <style:text-properties officeooo:paragraph-rsid="002340b1"/>
    </style:style>
    <style:style style:name="P13" style:family="paragraph" style:parent-style-name="Standard" style:list-style-name="L4">
      <style:text-properties officeooo:paragraph-rsid="002340b1"/>
    </style:style>
    <style:style style:name="T1" style:family="text">
      <style:text-properties style:font-size-asian="12.25pt" style:font-size-complex="14pt"/>
    </style:style>
    <style:style style:name="T2" style:family="text">
      <style:text-properties style:font-name="Liberation Serif" fo:font-size="13.5pt"/>
    </style:style>
    <style:style style:name="T3" style:family="text">
      <style:text-properties style:font-name="Liberation Serif" fo:font-size="13.5pt" officeooo:rsid="0020205e"/>
    </style:style>
    <style:style style:name="T4" style:family="text">
      <style:text-properties style:font-name="Liberation Serif" fo:font-size="13.5pt" officeooo:rsid="001f175f"/>
    </style:style>
    <style:style style:name="T5" style:family="text">
      <style:text-properties style:font-name="Liberation Serif" fo:font-size="14pt" style:font-size-asian="14pt" style:font-size-complex="14pt"/>
    </style:style>
    <style:style style:name="T6" style:family="text">
      <style:text-properties style:font-name="Liberation Serif" fo:font-size="14pt" officeooo:rsid="0020205e" style:font-size-asian="14pt" style:font-size-complex="14pt"/>
    </style:style>
    <style:style style:name="T7" style:family="text">
      <style:text-properties style:font-name="Liberation Serif" fo:font-size="14pt" officeooo:rsid="00206030" style:font-size-asian="14pt" style:font-size-complex="14pt"/>
    </style:style>
    <style:style style:name="T8" style:family="text">
      <style:text-properties style:font-name="Liberation Serif" fo:font-size="14pt" officeooo:rsid="00216b6c" style:font-size-asian="14pt" style:font-size-complex="14pt"/>
    </style:style>
    <style:style style:name="T9" style:family="text">
      <style:text-properties style:font-name="Liberation Serif" fo:font-size="14pt" officeooo:rsid="002324c7" style:font-size-asian="14pt" style:font-size-complex="14pt"/>
    </style:style>
    <style:style style:name="T10" style:family="text">
      <style:text-properties style:font-name="Liberation Serif" fo:font-size="14pt" officeooo:rsid="002340b1" style:font-size-asian="14pt" style:font-size-complex="14pt"/>
    </style:style>
    <style:style style:name="T11" style:family="text">
      <style:text-properties officeooo:rsid="002324c7"/>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1.1</text:p>
      <text:p text:style-name="P1"/>
      <text:p text:style-name="P3"><text:span text:style-name="T1">1.<text:tab/></text:span><text:span text:style-name="T2">Why is software development life cycle important?</text:span></text:p>
      <text:p text:style-name="P4"><text:span text:style-name="T4">Ans.<text:tab/>Software development life cycle provides a systemic and structured approach </text:span><text:span text:style-name="T3">for the organizations to complete the given project in more efficient way.It helps increase development speed, <text:s/>enhance product quality improved tracking &amp; control, improved client relations, decrease project risk.</text:span></text:p>
      <text:p text:style-name="P4"><text:span text:style-name="T3"/></text:p>
      <text:p text:style-name="P4"><text:span text:style-name="T3">2.<text:tab/></text:span><text:span text:style-name="T6">Come up with Entry and Exit criteria for each phases of </text:span><text:span text:style-name="T5">project management <text:tab/>life cycle.</text:span></text:p>
      <text:p text:style-name="P6"><text:span text:style-name="T5">Ans.<text:tab/></text:span><text:span text:style-name="T7">Initiation Phase: Project objective is identified as the entry criteria of this phase.A recommended solution is documented and the same is the outcome of the initiation phase.</text:span></text:p>
      <text:p text:style-name="P6"><text:span text:style-name="T7"/></text:p>
      <text:p text:style-name="P6"><text:span text:style-name="T7"><text:tab/>Planning Phase: Entry point is taking up the recommended solution and project’s tasks and resource requirements are identified.</text:span><text:span text:style-name="T8"> The outcome of this phase is to document a quality plan, decision on quality targets.</text:span></text:p>
      <text:p text:style-name="P6"><text:span text:style-name="T8"/></text:p>
      <text:p text:style-name="P7"><text:span text:style-name="T8"><text:tab/>Execution Phase: In execution phase the project plan is implemented and performs the different modules of the project.Throughout this process the project status should be updated to the stakeholders. The outcome is the desired system which satisfies the customer requirements.</text:span></text:p>
      <text:p text:style-name="P7"><text:span text:style-name="T8"/></text:p>
      <text:p text:style-name="P7"><text:span text:style-name="T8"><text:tab/>Monitoring and Control: After implementing the project monitoring of the system performance is need to be done on periodic basis for assuring quality performance.</text:span></text:p>
      <text:p text:style-name="P7"><text:span text:style-name="T8"/></text:p>
      <text:p text:style-name="P8"><text:span text:style-name="T8"><text:tab/>Closure Phase: </text:span><text:span text:style-name="T9">This phase includes the releasing project resources and communicating closure of the project to all the stakeholders.The important outcome of this phase is the lessons learned from the project like what went well and what did not.</text:span></text:p>
      <text:p text:style-name="P8"><text:span text:style-name="T9"/></text:p>
      <text:p text:style-name="P5"><text:span text:style-name="T11">3. <text:tab/>What are the roles of a Business Analyst? Why is Business Analysis crucial </text:span>for a project success?</text:p>
      <text:p text:style-name="P8"><text:span text:style-name="T8">Ans.<text:tab/></text:span><text:span text:style-name="T9">R</text:span><text:span text:style-name="T8">o</text:span><text:span text:style-name="T9">les</text:span><text:span text:style-name="T8"> of Business </text:span><text:span text:style-name="T9">A</text:span><text:span text:style-name="T8">nalyst:</text:span></text:p>
      <text:list xml:id="list2597785685045596503" text:style-name="L1">
        <text:list-item>
          <text:p text:style-name="P9"><text:span text:style-name="T5">Identifying stakeholders</text:span></text:p>
        </text:list-item>
        <text:list-item>
          <text:p text:style-name="P9"><text:span text:style-name="T5">Gathering requirements from customer</text:span></text:p>
        </text:list-item>
        <text:list-item>
          <text:p text:style-name="P9"><text:span text:style-name="T5">Documenting the requirements</text:span></text:p>
        </text:list-item>
        <text:list-item>
          <text:p text:style-name="P9"><text:span text:style-name="T5">Settle the issues raised by the stakeholders</text:span></text:p>
        </text:list-item>
        <text:list-item>
          <text:p text:style-name="P9"><text:span text:style-name="T5">Preparation of prototypes</text:span></text:p>
        </text:list-item>
      </text:list>
      <text:p text:style-name="P10"><text:span text:style-name="T5"/></text:p>
      <text:p text:style-name="P11"><text:span text:style-name="T5">Business Analysis is crucial for any project beacause it can affect the project, cost involved in the project and the reputation of the organization in a adverse manner if it </text:span><text:soft-page-break/><text:span text:style-name="T5">is not done properly.Understanding the requirements is basis of a project and if it goes wrong then it will deliver the system what the customer wants.</text:span></text:p>
      <text:p text:style-name="P11"><text:span text:style-name="T5"/></text:p>
      <text:p text:style-name="P12"><text:span text:style-name="T10">4.<text:tab/></text:span><text:span text:style-name="T5">Define the roles and responsibilities of a Project Manage</text:span><text:span text:style-name="T10">r.</text:span></text:p>
      <text:p text:style-name="P12"><text:span text:style-name="T10">Ans.<text:tab/>Roles and responsibilities of a Project Manager:</text:span></text:p>
      <text:list xml:id="list987909045200384081" text:style-name="L4">
        <text:list-item>
          <text:p text:style-name="P13"><text:span text:style-name="T10">Planning and defining scope of the project</text:span></text:p>
        </text:list-item>
        <text:list-item>
          <text:p text:style-name="P13"><text:span text:style-name="T10">Activity planning and sequencing</text:span></text:p>
        </text:list-item>
        <text:list-item>
          <text:p text:style-name="P13"><text:span text:style-name="T10">Resource planning</text:span></text:p>
        </text:list-item>
        <text:list-item>
          <text:p text:style-name="P13"><text:span text:style-name="T10">Time and cost estimating</text:span></text:p>
        </text:list-item>
        <text:list-item>
          <text:p text:style-name="P13"><text:span text:style-name="T10">Managing risks and opportunities</text:span></text:p>
        </text:list-item>
        <text:list-item>
          <text:p text:style-name="P13"><text:span text:style-name="T10">Required documentation</text:span></text:p>
        </text:list-item>
        <text:list-item>
          <text:p text:style-name="P13"><text:span text:style-name="T10">Team management</text:span></text:p>
        </text:list-item>
      </text:list>
      <text:p text:style-name="P4"><text:span text:style-name="T4"><text: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18:47.072962176</meta:creation-date>
    <dc:date>2016-08-16T20:19:19.855394768</dc:date>
    <meta:editing-duration>PT9M42S</meta:editing-duration>
    <meta:editing-cycles>1</meta:editing-cycles>
    <meta:document-statistic meta:table-count="0" meta:image-count="0" meta:object-count="0" meta:page-count="2" meta:paragraph-count="27" meta:word-count="382" meta:character-count="2457" meta:non-whitespace-character-count="2105"/>
    <meta:generator>LibreOffice/5.1.4.2$Linux_X86_64 LibreOffice_project/10m0$Build-2</meta:generator>
  </office:meta>
</office:document-meta>
</file>